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4c68" officeooo:paragraph-rsid="001c4c68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03e64" officeooo:paragraph-rsid="00203e6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284db" officeooo:paragraph-rsid="002284db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86729" officeooo:paragraph-rsid="00286729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ca7b8" officeooo:paragraph-rsid="002ca7b8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e512d" officeooo:paragraph-rsid="002e512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16042" officeooo:paragraph-rsid="00316042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16042" officeooo:paragraph-rsid="00316042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38c1e" officeooo:paragraph-rsid="00338c1e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8c1e" officeooo:paragraph-rsid="00338c1e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50f70" officeooo:paragraph-rsid="00350f70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58aa2" officeooo:paragraph-rsid="00358aa2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58aa2" officeooo:paragraph-rsid="00358aa2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b1be7" officeooo:paragraph-rsid="003b1be7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b1be7" officeooo:paragraph-rsid="003b1be7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bd14c" officeooo:paragraph-rsid="003bd14c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e9fc1" officeooo:paragraph-rsid="003e9fc1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19cd7" officeooo:paragraph-rsid="00419cd7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33124" officeooo:paragraph-rsid="00433124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526b1" officeooo:paragraph-rsid="004526b1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702b6" officeooo:paragraph-rsid="004702b6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81f6e" officeooo:paragraph-rsid="00481f6e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81f6e" officeooo:paragraph-rsid="00481f6e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bc997" officeooo:paragraph-rsid="004bc997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bc997" officeooo:paragraph-rsid="004bc997"/>
    </style:style>
    <style:style style:name="P2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d3e2b" officeooo:paragraph-rsid="004d3e2b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d3e2b" officeooo:paragraph-rsid="004d3e2b"/>
    </style:style>
    <style:style style:name="P2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efaea" officeooo:paragraph-rsid="004efaea"/>
    </style:style>
    <style:style style:name="P2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fba19" officeooo:paragraph-rsid="004fba19"/>
    </style:style>
    <style:style style:name="P30" style:family="paragraph" style:parent-style-name="Standard">
      <style:paragraph-properties fo:text-align="center" style:justify-single-word="false"/>
      <style:text-properties style:text-underline-style="none" officeooo:rsid="002284db" officeooo:paragraph-rsid="002284db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2284db" officeooo:paragraph-rsid="00320fed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255fad" officeooo:paragraph-rsid="00255fad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286729" officeooo:paragraph-rsid="00286729"/>
    </style:style>
    <style:style style:name="P34" style:family="paragraph" style:parent-style-name="Standard">
      <style:paragraph-properties fo:text-align="center" style:justify-single-word="false"/>
      <style:text-properties style:text-underline-style="none" officeooo:rsid="002ca7b8" officeooo:paragraph-rsid="002ca7b8"/>
    </style:style>
    <style:style style:name="P35" style:family="paragraph" style:parent-style-name="Standard">
      <style:paragraph-properties fo:text-align="start" style:justify-single-word="false"/>
      <style:text-properties style:text-underline-style="none" officeooo:rsid="002ca7b8" officeooo:paragraph-rsid="002ca7b8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2e512d" officeooo:paragraph-rsid="002e512d"/>
    </style:style>
    <style:style style:name="P37" style:family="paragraph" style:parent-style-name="Standard">
      <style:paragraph-properties fo:text-align="start" style:justify-single-word="false"/>
      <style:text-properties style:text-underline-style="none" officeooo:rsid="00316042" officeooo:paragraph-rsid="00316042"/>
    </style:style>
    <style:style style:name="P38" style:family="paragraph" style:parent-style-name="Standard">
      <style:paragraph-properties fo:text-align="center" style:justify-single-word="false"/>
      <style:text-properties style:text-underline-style="none" officeooo:rsid="00338c1e" officeooo:paragraph-rsid="00338c1e"/>
    </style:style>
    <style:style style:name="P39" style:family="paragraph" style:parent-style-name="Standard">
      <style:paragraph-properties fo:text-align="start" style:justify-single-word="false"/>
      <style:text-properties style:text-underline-style="none" officeooo:rsid="00338c1e" officeooo:paragraph-rsid="00338c1e"/>
    </style:style>
    <style:style style:name="P40" style:family="paragraph" style:parent-style-name="Standard">
      <style:paragraph-properties fo:text-align="start" style:justify-single-word="false"/>
      <style:text-properties style:text-underline-style="none" officeooo:rsid="00358aa2" officeooo:paragraph-rsid="00358aa2"/>
    </style:style>
    <style:style style:name="P41" style:family="paragraph" style:parent-style-name="Standard">
      <style:paragraph-properties fo:text-align="start" style:justify-single-word="false"/>
      <style:text-properties style:text-underline-style="none" officeooo:rsid="003b1be7" officeooo:paragraph-rsid="003b1be7"/>
    </style:style>
    <style:style style:name="P42" style:family="paragraph" style:parent-style-name="Standard">
      <style:paragraph-properties fo:text-align="center" style:justify-single-word="false"/>
      <style:text-properties style:text-underline-style="none" officeooo:rsid="003e9fc1" officeooo:paragraph-rsid="003e9fc1"/>
    </style:style>
    <style:style style:name="P43" style:family="paragraph" style:parent-style-name="Standard">
      <style:paragraph-properties fo:text-align="start" style:justify-single-word="false"/>
      <style:text-properties style:text-underline-style="none" officeooo:rsid="003e9fc1" officeooo:paragraph-rsid="003e9fc1"/>
    </style:style>
    <style:style style:name="P44" style:family="paragraph" style:parent-style-name="Standard">
      <style:paragraph-properties fo:text-align="start" style:justify-single-word="false"/>
      <style:text-properties style:text-underline-style="none" officeooo:rsid="00419cd7" officeooo:paragraph-rsid="00419cd7"/>
    </style:style>
    <style:style style:name="P45" style:family="paragraph" style:parent-style-name="Standard">
      <style:paragraph-properties fo:text-align="start" style:justify-single-word="false"/>
      <style:text-properties style:text-underline-style="none" officeooo:rsid="00433124" officeooo:paragraph-rsid="00433124"/>
    </style:style>
    <style:style style:name="P46" style:family="paragraph" style:parent-style-name="Standard">
      <style:paragraph-properties fo:text-align="start" style:justify-single-word="false"/>
      <style:text-properties style:text-underline-style="none" officeooo:rsid="004526b1" officeooo:paragraph-rsid="004526b1"/>
    </style:style>
    <style:style style:name="P47" style:family="paragraph" style:parent-style-name="Standard">
      <style:paragraph-properties fo:text-align="start" style:justify-single-word="false"/>
      <style:text-properties style:text-underline-style="none" officeooo:rsid="004702b6" officeooo:paragraph-rsid="004702b6"/>
    </style:style>
    <style:style style:name="P48" style:family="paragraph" style:parent-style-name="Standard">
      <style:paragraph-properties fo:text-align="start" style:justify-single-word="false"/>
      <style:text-properties style:text-underline-style="none" officeooo:rsid="00481f6e" officeooo:paragraph-rsid="00481f6e"/>
    </style:style>
    <style:style style:name="P49" style:family="paragraph" style:parent-style-name="Standard">
      <style:paragraph-properties fo:text-align="start" style:justify-single-word="false"/>
      <style:text-properties style:text-underline-style="none" officeooo:rsid="004bc997" officeooo:paragraph-rsid="004bc997"/>
    </style:style>
    <style:style style:name="P50" style:family="paragraph" style:parent-style-name="Standard">
      <style:paragraph-properties fo:text-align="start" style:justify-single-word="false"/>
      <style:text-properties style:text-underline-style="none" officeooo:rsid="004d3e2b" officeooo:paragraph-rsid="004d3e2b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fo:text-align="start" style:justify-single-word="false"/>
      <style:text-properties style:text-underline-style="none" officeooo:rsid="004efaea" officeooo:paragraph-rsid="004efaea"/>
    </style:style>
    <style:style style:name="P53" style:family="paragraph" style:parent-style-name="Standard">
      <style:paragraph-properties fo:text-align="center" style:justify-single-word="false"/>
      <style:text-properties style:text-underline-style="none" officeooo:rsid="004fba19" officeooo:paragraph-rsid="004fba19"/>
    </style:style>
    <style:style style:name="P54" style:family="paragraph" style:parent-style-name="Standard">
      <style:paragraph-properties fo:text-align="start" style:justify-single-word="false"/>
      <style:text-properties style:text-underline-style="none" officeooo:rsid="004fba19" officeooo:paragraph-rsid="004fba19"/>
    </style:style>
    <style:style style:name="P55" style:family="paragraph" style:parent-style-name="Standard">
      <style:paragraph-properties fo:text-align="start" style:justify-single-word="false"/>
      <style:text-properties style:text-underline-style="none" officeooo:rsid="0050b177" officeooo:paragraph-rsid="0050b177"/>
    </style:style>
    <style:style style:name="P5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50b177" officeooo:paragraph-rsid="0050b177"/>
    </style:style>
    <style:style style:name="P5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52646b" officeooo:paragraph-rsid="0052646b"/>
    </style:style>
    <style:style style:name="P5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52646b" officeooo:paragraph-rsid="0052646b"/>
    </style:style>
    <style:style style:name="P59" style:family="paragraph" style:parent-style-name="Standard">
      <style:paragraph-properties fo:text-align="start" style:justify-single-word="false" fo:break-before="page"/>
      <style:text-properties style:text-underline-style="none" officeooo:rsid="0050b177" officeooo:paragraph-rsid="0050b17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50f70"/>
    </style:style>
    <style:style style:name="T3" style:family="text">
      <style:text-properties officeooo:rsid="003eed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PELINES</text:p>
      <text:p text:style-name="P1"/>
      <text:p text:style-name="P1">What is a pipeline ? <text:a xlink:type="simple" xlink:href="https://www.bmc.com/blogs/deployment-pipeline/#:~:text=A%20pipeline%20in%20a%20Software,to%20their%20production%20compute%20platforms.&amp;text=Build%20tools" text:style-name="Internet_20_link" text:visited-style-name="Visited_20_Internet_20_Link">https://www.bmc.com/blogs/deployment-pipeline/#:~:text=A%20pipeline%20in%20a%20Software,to%20their%20production%20compute%20platforms.&amp;text=Build%20tools</text:a></text:p>
      <text:p text:style-name="P1"/>
      <text:p text:style-name="P3">MAGICS (notebook)</text:p>
      <text:p text:style-name="P30"/>
      <text:p text:style-name="P31">https://blog.dominodatalab.com/lesser-known-ways-of-using-notebooks/</text:p>
      <text:p text:style-name="P32"/>
      <text:p text:style-name="P4">Awk in jupyter notebooks</text:p>
      <text:p text:style-name="P33"/>
      <text:p text:style-name="P33">https://medium.com/nybles/data-exploration-with-unix-in-jupyter-notebook-8eb7608cdab3</text:p>
      <text:p text:style-name="P33"/>
      <text:p text:style-name="P33">https://github.com/miroadamy/bash-awk-jupyter/blob/master/Awk-tutorial-01-basics.ipynb</text:p>
      <text:p text:style-name="P33"/>
      <text:p text:style-name="P33">https://jakevdp.github.io/PythonDataScienceHandbook/01.05-ipython-and-shell-commands.html</text:p>
      <text:p text:style-name="P33"/>
      <text:p text:style-name="P5">Jupyter notebooks in bioinformatics</text:p>
      <text:p text:style-name="P34"/>
      <text:p text:style-name="P35">https://wp.sanger.ac.uk/barrettgroup/2016/03/10/how-jupyter-notebooks-will-improve-your-computational-life/</text:p>
      <text:p text:style-name="P35"/>
      <text:p text:style-name="P6">Reading-writing files Python</text:p>
      <text:p text:style-name="P36"/>
      <text:p text:style-name="P36">https://www.datacamp.com/community/tutorials/reading-writing-files-python</text:p>
      <text:p text:style-name="P36"/>
      <text:p text:style-name="P7">Awk vs sed vs Python</text:p>
      <text:p text:style-name="P37"/>
      <text:p text:style-name="P8"><text:a xlink:type="simple" xlink:href="https://davidlyness.com/the-functional-and-performance-differences-of-sed-awk-and-other-unix-parsing-utilities" text:style-name="Internet_20_link" text:visited-style-name="Visited_20_Internet_20_Link"><text:span text:style-name="T1">https://davidlyness.com/the-functional-and-performance-differences-of-sed-awk-and-other-unix-parsing-utilities</text:span></text:a></text:p>
      <text:p text:style-name="P37"/>
      <text:p text:style-name="P9">Regular expressions</text:p>
      <text:p text:style-name="P38"/>
      <text:p text:style-name="P39"/>
      <text:p text:style-name="P11"><text:span text:style-name="T1">Awk: </text:span><text:a xlink:type="simple" xlink:href="https://opensource.com/article/19/11/how-regular-expressions-awk" text:style-name="Internet_20_link" text:visited-style-name="Visited_20_Internet_20_Link">https://opensource.com/article/19/11/how-regular-expressions-awk</text:a></text:p>
      <text:p text:style-name="P11"><text:span text:style-name="T1">Python: </text:span><text:a xlink:type="simple" xlink:href="https://docs.python.org/3/howto/regex.html" text:style-name="Internet_20_link" text:visited-style-name="Visited_20_Internet_20_Link">https://docs.python.org/3/howto/regex.html</text:a></text:p>
      <text:p text:style-name="P10"><text:span text:style-name="T2">Python: </text:span><text:a xlink:type="simple" xlink:href="https://medium.com/geoblinktech/so-a-few-months-ago-i-had-to-search-the-quickest-way-to-apply-a-regular-expression-to-a-huge-c0883f8d4e4f" text:style-name="Internet_20_link" text:visited-style-name="Visited_20_Internet_20_Link"><text:span text:style-name="T1">https://medium.com/geoblinktech/so-a-few-months-ago-i-had-to-search-the-quickest-way-to-apply-a-regular-expression-to-a-huge-c0883f8d4e4f</text:span></text:a></text:p>
      <text:p text:style-name="P39"/>
      <text:p text:style-name="P12">Remote jupyter notebook</text:p>
      <text:p text:style-name="P40"/>
      <text:p text:style-name="P13"><text:a xlink:type="simple" xlink:href="https://medium.com/@apbetahouse45/how-to-run-jupyter-notebooks-on-remote-server-part-1-ssh-a2be0232c533" text:style-name="Internet_20_link" text:visited-style-name="Visited_20_Internet_20_Link"><text:span text:style-name="T1">https://medium.com/@apbetahouse45/how-to-run-jupyter-notebooks-on-remote-server-part-1-ssh-a2be0232c533</text:span></text:a></text:p>
      <text:p text:style-name="P40"/>
      <text:p text:style-name="P14">Useful ssh and scp commands</text:p>
      <text:p text:style-name="P41"/>
      <text:p text:style-name="P15"><text:a xlink:type="simple" xlink:href="https://www.thegeekdiary.com/11-useful-ssh-and-scp-commands-in-linux/" text:style-name="Internet_20_link" text:visited-style-name="Visited_20_Internet_20_Link"><text:span text:style-name="T1">https://www.thegeekdiary.com/11-useful-ssh-and-scp-commands-in-linux/</text:span></text:a></text:p>
      <text:p text:style-name="P41"/>
      <text:p text:style-name="P16">Jupyter lab</text:p>
      <text:p text:style-name="P51"><text:soft-page-break/></text:p>
      <text:p text:style-name="P51">http://genoweb.toulouse.inra.fr/~thoellinger/first_notebook.html</text:p>
      <text:p text:style-name="P51"/>
      <text:p text:style-name="P17">Regexp ruby<text:span text:style-name="T3"> (NOT PYTHON)</text:span></text:p>
      <text:p text:style-name="P42"/>
      <text:p text:style-name="P43">https://ruby-doc.org/core-1.9.3/Regexp.html#label-Atomic+Grouping</text:p>
      <text:p text:style-name="P43"/>
      <text:p text:style-name="P18">Regexp Python</text:p>
      <text:p text:style-name="P44"/>
      <text:p text:style-name="P44">https://docs.python.org/3/howto/regex.html</text:p>
      <text:p text:style-name="P44"/>
      <text:p text:style-name="P19">Regexp with pandas</text:p>
      <text:p text:style-name="P45"/>
      <text:p text:style-name="P45">https://www.dataquest.io/blog/regular-expressions-data-scientists/</text:p>
      <text:p text:style-name="P45"/>
      <text:p text:style-name="P20">Access Python variables when using %%bash or such "%%" environment</text:p>
      <text:p text:style-name="P46"/>
      <text:p text:style-name="P46">https://stackoverflow.com/questions/19579546/can-i-access-python-variables-within-a-bash-or-script-ipython-notebook-c/19674648</text:p>
      <text:p text:style-name="P46"/>
      <text:p text:style-name="P21">Re2 alternative package for regular expressions (Google)</text:p>
      <text:p text:style-name="P47"/>
      <text:p text:style-name="P47">https://pypi.org/project/re2/</text:p>
      <text:p text:style-name="P47"/>
      <text:p text:style-name="P22">Using R in a Python environment JUPYTER</text:p>
      <text:p text:style-name="P48">https://www.shortcutfoo.com/app/dojos/awk/cheatsheet</text:p>
      <text:p text:style-name="P23"><text:a xlink:type="simple" xlink:href="https://www.datacamp.com/community/blog/jupyter-notebook-r" text:style-name="Internet_20_link" text:visited-style-name="Visited_20_Internet_20_Link"><text:span text:style-name="T1">https://www.datacamp.com/community/blog/jupyter-notebook-r</text:span></text:a></text:p>
      <text:p text:style-name="P48"/>
      <text:p text:style-name="P24">Awk cheetsheat</text:p>
      <text:p text:style-name="P49"/>
      <text:p text:style-name="P25"><text:a xlink:type="simple" xlink:href="https://www.shortcutfoo.com/app/dojos/awk/cheatsheet" text:style-name="Internet_20_link" text:visited-style-name="Visited_20_Internet_20_Link"><text:span text:style-name="T1">https://www.shortcutfoo.com/app/dojos/awk/cheatsheet</text:span></text:a></text:p>
      <text:p text:style-name="P49"/>
      <text:p text:style-name="P26">Indexing and selecting data PANDAS</text:p>
      <text:p text:style-name="P50"/>
      <text:p text:style-name="P27"><text:a xlink:type="simple" xlink:href="https://pandas.pydata.org/pandas-docs/stable/user_guide/indexing.html" text:style-name="Internet_20_link" text:visited-style-name="Visited_20_Internet_20_Link"><text:span text:style-name="T1">https://pandas.pydata.org/pandas-docs/stable/user_guide/indexing.html</text:span></text:a></text:p>
      <text:p text:style-name="P27"><text:a xlink:type="simple" xlink:href="https://pandas.pydata.org/pandas-docs/stable/user_guide/indexing.html#the-query-method" text:style-name="Internet_20_link" text:visited-style-name="Visited_20_Internet_20_Link"><text:span text:style-name="T1">https://pandas.pydata.org/pandas-docs/stable/user_guide/indexing.html#the-query-method</text:span></text:a></text:p>
      <text:p text:style-name="P27"><text:a xlink:type="simple" xlink:href="https://pandas.pydata.org/pandas-docs/stable/reference/api/pandas.Series.str.contains.html" text:style-name="Internet_20_link" text:visited-style-name="Visited_20_Internet_20_Link"><text:span text:style-name="T1">https://pandas.pydata.org/pandas-docs/stable/reference/api/pandas.Series.str.contains.html</text:span></text:a></text:p>
      <text:p text:style-name="P50"/>
      <text:p text:style-name="P50"/>
      <text:p text:style-name="P28">Speed up REGEX python</text:p>
      <text:p text:style-name="P52"/>
      <text:p text:style-name="P52">https://stackoverflow.com/questions/42742810/speed-up-millions-of-regex-replacements-in-python-3</text:p>
      <text:p text:style-name="P52"/>
      <text:p text:style-name="P29">Test regular expressions</text:p>
      <text:p text:style-name="P53">https://www.regextester.com/</text:p>
      <text:p text:style-name="P53"/>
      <text:p text:style-name="P54"/>
      <text:p text:style-name="P56">Some good advices to Jupyter Notebooks</text:p>
      <text:p text:style-name="P59">https://towardsdatascience.com/7-essential-tips-for-writing-with-jupyter-notebook-60972a1a8901</text:p>
      <text:p text:style-name="P55">https://medium.com/3blades-blog/jupyter-notebook-little-known-tricks-b0866a558017</text:p>
      <text:p text:style-name="P55"/>
      <text:p text:style-name="P55">https://www.dataquest.io/blog/jupyter-notebook-tips-tricks-shortcuts/</text:p>
      <text:p text:style-name="P55"/>
      <text:p text:style-name="P55">http://eointravers.com/post/jupyter-toggle/</text:p>
      <text:p text:style-name="P55"/>
      <text:p text:style-name="P55"/>
      <text:p text:style-name="P57">Jupyter extension to hide cells interactively</text:p>
      <text:p text:style-name="P58"><text:span text:style-name="T1"/></text:p>
      <text:p text:style-name="P58"><text:span text:style-name="T1">https://github.com/kirbs-/hide_code</text:span></text:p>
      <text:p text:style-name="P58"><text:span text:style-name="T1"/></text:p>
      <text:p text:style-name="P5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3:36:13.443845357</meta:creation-date>
    <meta:generator>LibreOffice/6.0.7.3$Linux_X86_64 LibreOffice_project/00m0$Build-3</meta:generator>
    <dc:date>2020-10-14T21:41:49.755129998</dc:date>
    <meta:editing-duration>P1DT4H6M7S</meta:editing-duration>
    <meta:editing-cycles>42</meta:editing-cycles>
    <meta:document-statistic meta:table-count="0" meta:image-count="0" meta:object-count="0" meta:page-count="3" meta:paragraph-count="54" meta:word-count="130" meta:character-count="3078" meta:non-whitespace-character-count="3002"/>
  </office:meta>
</office:document-meta>
</file>